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ans-serif"/>
    <style:font-face style:name="Helvetica Neue" svg:font-family="'Helvetica Neue', Arial, Helvetica, sans-serif"/>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rial1" style:font-name-complex="Arial3"/>
    </style:style>
    <style:style style:name="P2" style:family="paragraph" style:parent-style-name="Standard">
      <style:paragraph-properties fo:text-align="center" style:justify-single-word="false"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1" style:font-name-complex="Arial3"/>
    </style:style>
    <style:style style:name="P3" style:family="paragraph" style:parent-style-name="Standard">
      <style:text-properties style:font-name="Arial1" fo:font-weight="bold" style:font-weight-asian="bold" style:font-name-complex="Arial3"/>
    </style:style>
    <style:style style:name="P4" style:family="paragraph" style:parent-style-name="Standard">
      <style:text-properties style:font-name="Arial1" style:text-underline-style="solid" style:text-underline-width="auto" style:text-underline-color="font-color" fo:font-weight="bold" style:font-weight-asian="bold" style:font-name-complex="Arial3"/>
    </style:style>
    <style:style style:name="P5" style:family="paragraph" style:parent-style-name="Standard">
      <style:text-properties style:font-name="Arial" style:font-name-complex="Arial"/>
    </style:style>
    <style:style style:name="P6" style:family="paragraph" style:parent-style-name="Standard" style:master-page-name="Standard">
      <style:paragraph-properties fo:text-align="center" style:justify-single-word="false" style:page-number="auto"/>
      <style:text-properties style:font-name="Arial1" style:font-name-complex="Arial3"/>
    </style:style>
    <style:style style:name="P7" style:family="paragraph" style:parent-style-name="Standard">
      <style:paragraph-properties fo:text-align="center" style:justify-single-word="false"/>
      <style:text-properties style:font-name="Arial1" fo:font-size="14pt" fo:font-weight="bold" style:font-size-asian="14pt" style:font-weight-asian="bold" style:font-name-complex="Arial3" style:font-size-complex="14pt"/>
    </style:style>
    <style:style style:name="P8" style:family="paragraph" style:parent-style-name="Standard">
      <style:paragraph-properties fo:text-align="center" style:justify-single-word="false"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1" fo:font-size="14pt" fo:font-weight="bold" style:font-size-asian="14pt" style:font-weight-asian="bold" style:font-name-complex="Arial3" style:font-size-complex="14pt"/>
    </style:style>
    <style:style style:name="P9" style:family="paragraph" style:parent-style-name="Standard">
      <style:text-properties style:font-name="Arial1" style:font-name-complex="Arial3"/>
    </style:style>
    <style:style style:name="P10" style:family="paragraph" style:parent-style-name="Standard">
      <style:paragraph-properties fo:text-align="center" style:justify-single-word="false"/>
      <style:text-properties style:font-name="Arial1" style:font-name-complex="Arial3"/>
    </style:style>
    <style:style style:name="P11" style:family="paragraph" style:parent-style-name="Standard">
      <style:text-properties style:font-name="Arial1" style:text-underline-style="solid" style:text-underline-width="auto" style:text-underline-color="font-color" fo:font-weight="bold" style:font-weight-asian="bold" style:font-name-complex="Arial3"/>
    </style:style>
    <style:style style:name="P12" style:family="paragraph" style:parent-style-name="Standard">
      <style:text-properties style:font-name="Arial1" fo:font-weight="bold" style:font-weight-asian="bold" style:font-name-complex="Arial3"/>
    </style:style>
    <style:style style:name="T1" style:family="text">
      <style:text-properties style:font-name="Arial1" style:font-name-complex="Arial3"/>
    </style:style>
    <style:style style:name="T2" style:family="text">
      <style:text-properties style:font-name="Arial1" fo:font-weight="bold" style:font-weight-asian="bold" style:font-name-complex="Arial3"/>
    </style:style>
    <style:style style:name="T3" style:family="text">
      <style:text-properties style:font-name="Arial1" fo:font-weight="normal" style:font-weight-asian="normal" style:font-name-complex="Arial3" style:font-weight-complex="normal"/>
    </style:style>
    <style:style style:name="T4" style:family="text">
      <style:text-properties fo:color="#000000" style:font-name="Arial" style:font-name-complex="Arial"/>
    </style:style>
    <style:style style:name="T5" style:family="text">
      <style:text-properties fo:color="#000000" style:font-name="Arial" fo:font-weight="normal" style:font-weight-asian="normal" style:font-name-complex="Arial" style:font-weight-complex="normal"/>
    </style:style>
    <style:style style:name="T6" style:family="text">
      <style:text-properties fo:color="#000000" style:font-name="Arial" style:text-underline-style="none" style:font-name-complex="Arial"/>
    </style:style>
    <style:style style:name="T7" style:family="text">
      <style:text-properties style:font-name="Arial" style:font-name-complex="Arial"/>
    </style:style>
    <style:style style:name="T8" style:family="text">
      <style:text-properties style:font-name="Arial" fo:font-weight="normal" style:font-weight-asian="normal" style:font-name-complex="Arial" style:font-weight-complex="normal"/>
    </style:style>
    <style:style style:name="T9" style:family="text">
      <style:text-properties fo:font-variant="normal" fo:text-transform="none" fo:color="#333333" style:font-name="Arial1" fo:font-style="normal" fo:font-weight="normal" style:font-name-complex="Arial3"/>
    </style:style>
    <style:style style:name="T10" style:family="text">
      <style:text-properties fo:font-variant="normal" fo:text-transform="none" fo:color="#333333" style:text-line-through-style="none" style:font-name="Helvetica Neue" fo:font-size="8.19999980926514pt" fo:letter-spacing="normal" fo:font-style="normal" style:text-underline-style="none" fo:font-weight="normal" style:text-blinking="false" style:font-name-complex="Arial3"/>
    </style:style>
    <style:style style:name="T11" style:family="text">
      <style:text-properties fo:font-variant="normal" fo:text-transform="none" fo:color="#222222" style:font-name="Arial1" fo:letter-spacing="normal" style:font-name-complex="Arial3"/>
    </style:style>
    <style:style style:name="T12" style:family="text">
      <style:text-properties fo:font-variant="normal" fo:text-transform="none" fo:color="#222222" style:font-name="Arial1" fo:font-size="8.19999980926514pt" fo:letter-spacing="normal" fo:font-style="normal" fo:font-weight="normal" style:font-name-complex="Arial3"/>
    </style:style>
    <style:style style:name="T13" style:family="text">
      <style:text-properties fo:font-variant="normal" fo:text-transform="none" fo:color="#222222" style:font-name="Arial2" fo:font-size="8.19999980926514pt" fo:letter-spacing="normal" fo:font-style="normal" fo:font-weight="normal" style:font-name-complex="Arial3"/>
    </style:style>
    <style:style style:name="T14" style:family="text">
      <style:text-properties fo:font-variant="normal" fo:text-transform="none" fo:color="#222222" style:font-name="Arial2" fo:font-size="8.19999980926514pt" fo:letter-spacing="normal" fo:font-style="italic" fo:font-weight="normal" style:font-name-complex="Arial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CIENCE AND ENGINEERING FACULTY</text:p>
      <text:p text:style-name="P7">INB255 Security</text:p>
      <text:p text:style-name="P10">Semester 1 2014</text:p>
      <text:p text:style-name="P2"/>
      <text:p text:style-name="P8">Security News #6</text:p>
      <text:p text:style-name="P1"/>
      <text:p text:style-name="P4">First submission Article:</text:p>
      <text:p text:style-name="Standard"><text:span text:style-name="T2">Title: <text:s/></text:span><text:span text:style-name="T5">Arrested Anonymous Hacker will serve 12 years in prison for hacking the Federal Reserve</text:span></text:p>
      <text:p text:style-name="Standard"><text:span text:style-name="T2">Author: <text:s/></text:span><text:span text:style-name="T8">WAQAS</text:span><text:span text:style-name="T3"> </text:span></text:p>
      <text:p text:style-name="P3">Reference details (if online article, give URL and date accessed): </text:p>
      <text:p text:style-name="Standard"><text:span text:style-name="T7">WAQAS. (March 2014). </text:span><text:span text:style-name="T4">Arrested Anonymous Hacker will serve 12 years in prison for hacking the Federal Reserve. Retrieved from </text:span><text:a xlink:type="simple" xlink:href="http://hackread.com/anonymous-hacker-jailed-12-years/"><text:span text:style-name="Internet_20_link">http://hackread.com/anonymous-hacker-jailed-12-years/</text:span></text:a><text:span text:style-name="Internet_20_link"><text:span text:style-name="T6"> on the 14/3/2014</text:span></text:span></text:p>
      <text:p text:style-name="P1"/>
      <text:p text:style-name="P3">Security goals compromised:</text:p>
      <text:p text:style-name="P1">The security goal of confidentiality is being compromised here. Information is in the hands of initially one, but possibly millions of unauthorized users, after the attacker posts the information online.</text:p>
      <text:p text:style-name="P1"/>
      <text:p text:style-name="P3">Threat/vulnerability/attack details:</text:p>
      <text:p text:style-name="P5">Vulnerabilities of the system weren't clear but there could be many.</text:p>
      <text:p text:style-name="P5">The threat is this anonymous individual who desired to get his hands on this confidential information and the attack is his success in achieving it.</text:p>
      <text:p text:style-name="P3"/>
      <text:p text:style-name="P4">For this submission:</text:p>
      <text:p text:style-name="P4"/>
      <text:p text:style-name="P3">Suggested control measure and explanation:</text:p>
      <text:p text:style-name="P1">It is not specified how the attacker was able to crack into the servers of the Federal Reserves of U.S. but there certainly could have been things put in place to prevent it from happening. The access control to the servers was obviously not implemented securely. The Federal Reserves of U.S. could implemented a two factor authentication for accessing a server that contains such confidential information. Access to the server could have been granted with a username and password and also a clock-based tokens which the user must have to gain access. This would have made it much harder to crack as the hacker would require not only the username and password, but also the token.</text:p>
      <text:p text:style-name="P3"/>
      <text:p text:style-name="P3">Limitations of this control measure:</text:p>
      <text:p text:style-name="P1">This puts another layer of security to the gaining of access to the database. Furthermore, passwords are much easier to crack and steal than physical access tokens which can be stored securely and only accessed when necessary. The only limitation would be having to purchase clock-based tokens for everyone who requires access to the server, thus cost, but also annoyance to the employees who previously would just need to remember a password but now have to have the token to acquire access. </text:p>
      <text:p text:style-name="P3"><text:soft-page-break/></text:p>
      <text:p text:style-name="Standard"><text:span text:style-name="T2">Title</text:span><text:span text:style-name="T1">: <text:s/></text:span><text:bookmark text:name="title"/><text:span text:style-name="T9">Two-Factor Authentication</text:span></text:p>
      <text:p text:style-name="Standard"><text:span text:style-name="T2">Author</text:span><text:span text:style-name="T1">: <text:s/></text:span><text:a xlink:type="simple" xlink:href="http://link.springer.com/search?facet-author=%22Badrinarayanan+Lakshmiraghavan%22"><text:span text:style-name="T10">Badrinarayanan Lakshmiraghavan</text:span></text:a></text:p>
      <text:p text:style-name="P3">Reference details (if online article, give URL and date accessed): </text:p>
      <text:p text:style-name="Standard"><text:span text:style-name="T13">Lakshmiraghavan, B. (2013). Two-Factor Authentication. In </text:span><text:span text:style-name="T14">Pro ASP. NET Web API Security</text:span><text:span text:style-name="T11"> </text:span><text:span text:style-name="T13">(pp. 319-343). Apress.</text:span><text:span text:style-name="T12"> Retireved from </text:span><text:a xlink:type="simple" xlink:href="http://link.springer.com/chapter/10.1007/978-1-4302-5783-7_14">http://link.springer.com/chapter/10.1007/978-1-4302-5783-7_14</text:a><text:span text:style-name="T12"> on the 15/5/2014</text:span></text:p>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ans-serif"/>
    <style:font-face style:name="Helvetica Neue" svg:font-family="'Helvetica Neue', Arial, Helvetica, sans-serif"/>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AU"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AU"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fo:line-height="100%" fo:orphans="2" fo:widows="2" style:writing-mode="lr-tb"/>
      <style:text-properties style:use-window-font-color="true" style:font-name="Times New Roman" fo:font-size="12pt" fo:language="en" fo:country="US" style:font-name-asian="Times New Roman1" style:font-size-asian="12pt" style:font-name-complex="Times New Roman1"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size="12pt" fo:language="en" fo:country="US" style:font-name-asian="Times New Roman1" style:font-size-asian="12pt" style:font-name-complex="Times New Roman1"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49cm" fo:margin-bottom="2.54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Header">Francesco Ferraioli</text:p>
        <text:p text:style-name="Header">0832314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nie Simpson</meta:initial-creator>
    <dc:creator>Francesco Ferraioli</dc:creator>
    <meta:editing-cycles>2</meta:editing-cycles>
    <meta:creation-date>2014-04-29T04:06:00</meta:creation-date>
    <dc:date>2014-05-15T20:28:11</dc:date>
    <meta:editing-duration>PT13S</meta:editing-duration>
    <meta:generator>OpenOffice/4.0.1$Unix OpenOffice.org_project/401m5$Build-9714</meta:generator>
    <meta:document-statistic meta:table-count="0" meta:image-count="0" meta:object-count="0" meta:page-count="2" meta:paragraph-count="25" meta:word-count="387" meta:character-count="2597"/>
    <meta:user-defined meta:name="AppVersion">14.0000</meta:user-defined>
    <meta:user-defined meta:name="Company">QU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